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03bf1a" officeooo:paragraph-rsid="0003bf1a" style:font-weight-asian="bold" style:font-weight-complex="bold"/>
    </style:style>
    <style:style style:name="P3" style:family="paragraph" style:parent-style-name="Standard">
      <style:paragraph-properties fo:text-align="justify" style:justify-single-word="false"/>
      <style:text-properties fo:font-weight="normal" officeooo:rsid="0003bf1a" officeooo:paragraph-rsid="0003bf1a" style:font-weight-asian="normal" style:font-weight-complex="normal"/>
    </style:style>
    <style:style style:name="T1" style:family="text">
      <style:text-properties fo:background-color="#ff8c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a nota sobre la justificación para estimar el linaje genealógico a partir de marcadores moleculares</text:p>
      <text:p text:style-name="P1"/>
      <text:p text:style-name="P2">Antecedentes</text:p>
      <text:p text:style-name="P3"/>
      <text:p text:style-name="P3"><text:span text:style-name="T1">El concepto de coascendencia (o parentesco) entre dos individuos juega un papel central en las aplicaciones prácticas de la genética. En la cría de animales, se requieren coeficientes de coancestro tanto para estimar parámetros genéticos como para realizar evaluaciones genéticas [1].</text:span> En sociobiología, son importantes para hacer interpretaciones evolutivas del comportamiento social y para determinar parámetros de la biología de la reproducción. <text:span text:style-name="T1">En el campo de la conservación animal, constituyen herramientas fundamentales para estimar la depresión consanguínea y optimizar el manejo genético en un programa de conservación.</text:span> <text:span text:style-name="T1">Se han propuesto varios estimadores de coancestrias basados ​​en información molecular, incluyendo estimadores recientes que están diseñados para manejar una gran cantidad de marcadores [2-7]. Estos estimadores se basan en identidades básicas intuitivas que fueron demostradas explícitamente por Cockerham [8] (y también [9]), a saber, que la semejanza entre los genotipos es una función de coascendencia (identidad por descendencia) y frecuencias alélicas en la población base.</text:span> El interés en este tema ha crecido con el uso de datos de marcadores densos. Sin embargo, este cuerpo de literatura es poco conocido en las comunidades de genética humana y animal. El objetivo de este trabajo es construir estimadores de coancestría genealógica a partir de coancestrías moleculares y covarianzas moleculares e ilustrar su comportamiento a partir de simulaciones y un conjunto de datos reales.</text:p>
      <text:p text:style-name="P3"/>
      <text:p text:style-name="P2">ascendencia genealógica</text:p>
      <text:p text:style-name="P3"/>
      <text:p text:style-name="P3">Tanto en la genética de poblaciones como en la cuantitativa, la relación genética entre los individuos se puede cuantificar mediante el coeficiente de coascendencia (o parentesco) de Malecot [10]. El coeficiente de ascendencia, f ij , entre los individuos i y j se define como la probabilidad de que, en un locus autosómico, neutro y aleatorio, un alelo extraído al azar del individuo i sea idéntico por descendencia (IBD) a un alelo extraído al azar de individuo j. El coeficiente de consanguinidad de un individuo i, F i , se define como la probabilidad de que los dos alelos portados por este individuo en un locus determinado sean EII. La consanguinidad de un individuo es igual a la consanguinidad entre sus padres. Finalmente, la auto-condescendencia f ii de un individuo es igual a 1/2(1+F i ). Estos coeficientes se pueden estimar a partir de árboles genealógicos utilizando el método tabular [11]. Para individuos diploides, el doble del coeficiente de ascendencia es el coeficiente de relación aditiva, que describe la relación entre la covarianza genética entre individuos y la varianza genética de la población 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2T07:27:26.097680244</meta:creation-date>
    <dc:date>2022-02-23T07:26:29.425695739</dc:date>
    <meta:editing-duration>PT5H56M2S</meta:editing-duration>
    <meta:editing-cycles>4</meta:editing-cycles>
    <meta:generator>LibreOffice/6.0.7.3$Linux_X86_64 LibreOffice_project/00m0$Build-3</meta:generator>
    <meta:document-statistic meta:table-count="0" meta:image-count="0" meta:object-count="0" meta:page-count="1" meta:paragraph-count="5" meta:word-count="420" meta:character-count="2779" meta:non-whitespace-character-count="2362"/>
  </office:meta>
</office:document-meta>
</file>